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762" officeooo:paragraph-rsid="000377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2:37:59.502265020</meta:creation-date>
    <dc:date>2025-02-22T21:06:16.547358935</dc:date>
    <meta:editing-duration>PT1M1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" meta:word-count="2" meta:character-count="11" meta:non-whitespace-character-count="10"/>
  </office:meta>
</office:document-meta>
</file>